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99.4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66.16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161.2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81d41a"/>
      <style:text-properties fo:color="#000000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ynthian_controller_single2_smd_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CB References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upplier URL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otaryEncoder_Alps_EC11E-Switch_Vertical_H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C11R-4215K-S0024</text:p>
          </table:table-cell>
          <table:table-cell office:value-type="float" office:value="1.197" calcext:value-type="float">
            <text:p>1,197</text:p>
          </table:table-cell>
          <table:table-cell office:value-type="string" calcext:value-type="string">
            <text:p><text:a xlink:href="https://www.digikey.es/es/products/detail/bourns-inc/PEC11R-4215K-S0024/4499662" xlink:type="simple">https://www.digikey.es/es/products/detail/bourns-inc/PEC11R-4215K-S0024/4499662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0nF</text:p>
          </table:table-cell>
          <table:table-cell office:value-type="float" office:value="0.0254" calcext:value-type="float">
            <text:p>0,0254</text:p>
          </table:table-cell>
          <table:table-cell office:value-type="string" calcext:value-type="string">
            <text:p><text:a xlink:href="https://www.digikey.es/es/products/detail/kemet/C0805C104M3RAC7800/2211748" xlink:type="simple">https://www.digikey.es/es/products/detail/kemet/C0805C104M3RAC7800/2211748</text:a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10nF</text:p>
          </table:table-cell>
          <table:table-cell office:value-type="float" office:value="0.0279" calcext:value-type="float">
            <text:p>0,0279</text:p>
          </table:table-cell>
          <table:table-cell office:value-type="string" calcext:value-type="string">
            <text:p><text:span text:style-name="T1"><text:a xlink:href="https://www.digikey.es/es/products/detail/kemet/C0805C103J5RAC7210/8572451" xlink:type="simple">https://www.digikey.es/es/products/detail/kemet/C0805C103J5RAC7210/8572451</text:a></text:span>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ST_SH_SM04B-SRSS-TB_1x04-1MP_P1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<text:a xlink:href="https://es.aliexpress.com/item/4000994307405.html" xlink:type="simple">https://es.aliexpress.com/item/4000994307405.html</text:a>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Unit Cost:</text:p>
          </table:table-cell>
          <table:table-cell table:formula="of:=SUM([.E2:.E5])" office:value-type="float" office:value="1.3503" calcext:value-type="float">
            <text:p>1,350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Cost for 400:</text:p>
          </table:table-cell>
          <table:table-cell table:formula="of:=400*[.E10]" office:value-type="float" office:value="540.12" calcext:value-type="float">
            <text:p>540,1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9:42:39.646876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6T10:12:52.451946732</dc:date>
    <meta:editing-duration>PT21M10S</meta:editing-duration>
    <meta:editing-cycles>3</meta:editing-cycles>
    <meta:generator>LibreOffice/6.1.6.3$Linux_X86_64 LibreOffice_project/10$Build-3</meta:generator>
    <meta:document-statistic meta:table-count="1" meta:cell-count="34" meta:object-count="0"/>
  </office:meta>
</office:document-meta>
</file>